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P2"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2pt" style:text-underline-style="solid" style:text-underline-width="auto" style:text-underline-color="font-color" officeooo:rsid="002a92b9" officeooo:paragraph-rsid="002a92b9" style:font-size-asian="10.5pt" style:font-size-complex="12pt"/>
    </style:style>
    <style:style style:name="P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2pt" style:text-underline-style="none" officeooo:rsid="002ff06a" officeooo:paragraph-rsid="002ff06a" style:font-size-asian="10.5pt" style:font-size-complex="12pt"/>
    </style:style>
    <style:style style:name="P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00653" officeooo:paragraph-rsid="0034afa1" style:font-size-asian="13pt" style:font-style-asian="normal" style:font-size-complex="13pt" style:font-style-complex="normal"/>
    </style:style>
    <style:style style:name="P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4f2c5" style:font-size-asian="13pt" style:font-style-asian="normal" style:font-size-complex="13pt" style:font-style-complex="normal"/>
    </style:style>
    <style:style style:name="P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cbac8" style:font-size-asian="13pt" style:font-style-asian="normal" style:font-size-complex="13pt" style:font-style-complex="normal"/>
    </style:style>
    <style:style style:name="P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f2c5" officeooo:paragraph-rsid="0034f2c5" style:font-size-asian="13pt" style:font-style-asian="normal" style:font-size-complex="13pt" style:font-style-complex="normal"/>
    </style:style>
    <style:style style:name="P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698e0" officeooo:paragraph-rsid="003698e0" style:font-size-asian="13pt" style:font-style-asian="normal" style:font-size-complex="13pt" style:font-style-complex="normal"/>
    </style:style>
    <style:style style:name="P9"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4286" officeooo:paragraph-rsid="00374286" style:font-size-asian="13pt" style:font-style-asian="normal" style:font-size-complex="13pt" style:font-style-complex="normal"/>
    </style:style>
    <style:style style:name="P1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8755" officeooo:paragraph-rsid="00318755" style:font-size-asian="13pt" style:font-style-asian="normal" style:font-size-complex="13pt" style:font-style-complex="normal"/>
    </style:style>
    <style:style style:name="P11"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a0c7" officeooo:paragraph-rsid="0031a0c7" style:font-size-asian="13pt" style:font-style-asian="normal" style:font-size-complex="13pt" style:font-style-complex="normal"/>
    </style:style>
    <style:style style:name="P12"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afa1" style:font-size-asian="13pt" style:font-style-asian="normal" style:font-weight-asian="normal" style:font-size-complex="13pt" style:font-style-complex="normal" style:font-weight-complex="normal"/>
    </style:style>
    <style:style style:name="P1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f2c5" style:font-size-asian="13pt" style:font-style-asian="normal" style:font-weight-asian="normal" style:font-size-complex="13pt" style:font-style-complex="normal" style:font-weight-complex="normal"/>
    </style:style>
    <style:style style:name="P1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b4991" officeooo:paragraph-rsid="003b4991" style:font-size-asian="13pt" style:font-style-asian="normal" style:font-weight-asian="normal" style:font-size-complex="13pt" style:font-style-complex="normal" style:font-weight-complex="normal"/>
    </style:style>
    <style:style style:name="P1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698e0" officeooo:paragraph-rsid="003698e0" style:font-size-asian="13pt" style:font-style-asian="normal" style:font-weight-asian="normal" style:font-size-complex="13pt" style:font-style-complex="normal" style:font-weight-complex="normal"/>
    </style:style>
    <style:style style:name="P1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73095" officeooo:paragraph-rsid="00373095" style:font-size-asian="13pt" style:font-style-asian="normal" style:font-weight-asian="normal" style:font-size-complex="13pt" style:font-style-complex="normal" style:font-weight-complex="normal"/>
    </style:style>
    <style:style style:name="P1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4afa1" officeooo:paragraph-rsid="00374286" style:font-size-asian="13pt" style:font-style-asian="normal" style:font-weight-asian="normal" style:font-size-complex="13pt" style:font-style-complex="normal" style:font-weight-complex="normal"/>
    </style:style>
    <style:style style:name="P18"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solid" style:text-underline-width="auto" style:text-underline-color="font-color" officeooo:rsid="00300653" officeooo:paragraph-rsid="00300653" style:font-size-asian="13pt" style:font-size-complex="13pt"/>
    </style:style>
    <style:style style:name="P19"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officeooo:rsid="0042110d" officeooo:paragraph-rsid="002212bc" style:font-size-asian="13pt" style:font-size-complex="13pt"/>
    </style:style>
    <style:style style:name="P2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2110d" officeooo:paragraph-rsid="0042110d" style:font-size-asian="13pt" style:font-size-complex="13pt"/>
    </style:style>
    <style:style style:name="P21"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a92b9" style:font-size-asian="13pt" style:font-size-complex="13pt"/>
    </style:style>
    <style:style style:name="P22"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b8a72" style:font-size-asian="13pt" style:font-size-complex="13pt"/>
    </style:style>
    <style:style style:name="P23"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c6ade" officeooo:paragraph-rsid="002c6ade" style:font-size-asian="13pt" style:font-size-complex="13pt"/>
    </style:style>
    <style:style style:name="P24"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solid" style:text-underline-width="auto" style:text-underline-color="font-color" officeooo:rsid="002a92b9" officeooo:paragraph-rsid="00300653" style:font-size-asian="13pt" style:font-style-asian="normal" style:font-size-complex="13pt" style:font-style-complex="normal"/>
    </style:style>
    <style:style style:name="P25"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none" officeooo:rsid="00300653" officeooo:paragraph-rsid="00300653" style:font-size-asian="13pt" style:font-style-asian="normal" style:font-size-complex="13pt" style:font-style-complex="normal"/>
    </style:style>
    <style:style style:name="P26" style:family="paragraph" style:parent-style-name="Standard">
      <style:paragraph-properties fo:line-height="100%" fo:text-align="start" style:justify-single-word="false">
        <style:tab-stops>
          <style:tab-stop style:position="13.36cm"/>
        </style:tab-stops>
      </style:paragraph-properties>
      <style:text-properties fo:font-style="normal" style:text-underline-style="none" officeooo:rsid="001d22ef" officeooo:paragraph-rsid="002ff06a" style:font-style-asian="normal" style:font-style-complex="normal"/>
    </style:style>
    <style:style style:name="P2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38284" officeooo:paragraph-rsid="0045b57d" style:font-size-asian="13pt" style:font-size-complex="13pt"/>
    </style:style>
    <style:style style:name="P2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8755" officeooo:paragraph-rsid="0045b57d" style:font-size-asian="13pt" style:font-style-asian="normal" style:font-size-complex="13pt" style:font-style-complex="normal"/>
    </style:style>
    <style:style style:name="P29" style:family="paragraph" style:parent-style-name="Preformatted_20_Text" style:master-page-name="Standard">
      <style:paragraph-properties fo:line-height="100%" fo:text-align="center" style:justify-single-word="false" style:page-number="auto">
        <style:tab-stops>
          <style:tab-stop style:position="13.36cm"/>
        </style:tab-stops>
      </style:paragraph-properties>
      <style:text-properties style:font-name="Liberation Sans" fo:font-size="18pt" style:text-underline-style="none" fo:font-weight="bold" officeooo:rsid="002a92b9" officeooo:paragraph-rsid="002a92b9" style:font-size-asian="18pt" style:font-weight-asian="bold" style:font-size-complex="18pt" style:font-weight-complex="bold"/>
    </style:style>
    <style:style style:name="T1" style:family="text">
      <style:text-properties style:font-name="Calibri Light"/>
    </style:style>
    <style:style style:name="T2" style:family="text">
      <style:text-properties style:font-name="Calibri Light" officeooo:rsid="00178afe"/>
    </style:style>
    <style:style style:name="T3" style:family="text">
      <style:text-properties officeooo:rsid="00178afe"/>
    </style:style>
    <style:style style:name="T4" style:family="text">
      <style:text-properties style:font-name="Courier" fo:font-size="12pt" officeooo:rsid="001db45d" style:font-size-asian="10.5pt" style:font-size-complex="12pt"/>
    </style:style>
    <style:style style:name="T5" style:family="text">
      <style:text-properties style:font-name="Courier" fo:font-size="12pt" officeooo:rsid="002ff06a" style:font-size-asian="10.5pt" style:font-size-complex="12pt"/>
    </style:style>
    <style:style style:name="T6" style:family="text">
      <style:text-properties style:font-name="Courier" officeooo:rsid="00219dff"/>
    </style:style>
    <style:style style:name="T7" style:family="text">
      <style:text-properties style:font-name="Courier" officeooo:rsid="0031a0c7"/>
    </style:style>
    <style:style style:name="T8" style:family="text">
      <style:text-properties style:font-name="Courier" officeooo:rsid="0034afa1"/>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219dff" style:font-weight-asian="normal" style:font-weight-complex="normal"/>
    </style:style>
    <style:style style:name="T11" style:family="text">
      <style:text-properties style:font-name="Courier" fo:font-weight="normal" officeooo:rsid="0031a0c7" style:font-weight-asian="normal" style:font-weight-complex="normal"/>
    </style:style>
    <style:style style:name="T12" style:family="text">
      <style:text-properties style:font-name="Liberation Sans"/>
    </style:style>
    <style:style style:name="T13" style:family="text">
      <style:text-properties style:font-name="Liberation Sans" fo:font-size="12pt" officeooo:rsid="002ff06a" style:font-size-asian="10.5pt" style:font-size-complex="12pt"/>
    </style:style>
    <style:style style:name="T14" style:family="text">
      <style:text-properties style:font-name="Liberation Sans" fo:font-size="12pt" officeooo:rsid="00300653" style:font-size-asian="10.5pt" style:font-size-complex="12pt"/>
    </style:style>
    <style:style style:name="T15" style:family="text">
      <style:text-properties style:font-name="Liberation Sans" officeooo:rsid="002b8a72"/>
    </style:style>
    <style:style style:name="T16" style:family="text">
      <style:text-properties style:font-name="Liberation Sans" officeooo:rsid="002a92b9"/>
    </style:style>
    <style:style style:name="T17" style:family="text">
      <style:text-properties style:font-name="Liberation Sans" officeooo:rsid="002c6ade"/>
    </style:style>
    <style:style style:name="T18" style:family="text">
      <style:text-properties style:font-name="Liberation Sans" officeooo:rsid="002e5c36"/>
    </style:style>
    <style:style style:name="T19" style:family="text">
      <style:text-properties style:font-name="Liberation Sans" officeooo:rsid="002ff06a"/>
    </style:style>
    <style:style style:name="T20" style:family="text">
      <style:text-properties style:font-name="Liberation Sans" officeooo:rsid="00300653"/>
    </style:style>
    <style:style style:name="T21" style:family="text">
      <style:text-properties style:font-name="Liberation Sans" officeooo:rsid="0031a0c7"/>
    </style:style>
    <style:style style:name="T22" style:family="text">
      <style:text-properties style:font-name="Liberation Sans" officeooo:rsid="0045b57d"/>
    </style:style>
    <style:style style:name="T23" style:family="text">
      <style:text-properties style:font-name="Liberation Sans" fo:font-size="13pt" fo:font-style="normal" style:text-underline-style="none" officeooo:rsid="00318755" style:font-size-asian="13pt" style:font-style-asian="normal" style:font-size-complex="13pt" style:font-style-complex="normal"/>
    </style:style>
    <style:style style:name="T24" style:family="text">
      <style:text-properties style:font-name="Liberation Sans" fo:font-size="13pt" fo:font-style="normal" style:text-underline-style="solid" style:text-underline-width="auto" style:text-underline-color="font-color" officeooo:rsid="002ff06a" style:font-size-asian="13pt" style:font-style-asian="normal" style:font-size-complex="13pt" style:font-style-complex="normal"/>
    </style:style>
    <style:style style:name="T25" style:family="text">
      <style:text-properties officeooo:rsid="0031a0c7"/>
    </style:style>
    <style:style style:name="T26" style:family="text">
      <style:text-properties fo:font-weight="bold" style:font-weight-asian="bold" style:font-weight-complex="bold"/>
    </style:style>
    <style:style style:name="T27" style:family="text">
      <style:text-properties fo:font-weight="bold" officeooo:rsid="0034f2c5" style:font-weight-asian="bold" style:font-weight-complex="bold"/>
    </style:style>
    <style:style style:name="T28" style:family="text">
      <style:text-properties fo:font-weight="bold" officeooo:rsid="003698e0"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31a0c7" style:font-weight-asian="normal" style:font-weight-complex="normal"/>
    </style:style>
    <style:style style:name="T31" style:family="text">
      <style:text-properties fo:font-weight="normal" officeooo:rsid="0034f2c5" style:font-weight-asian="normal" style:font-weight-complex="normal"/>
    </style:style>
    <style:style style:name="T32" style:family="text">
      <style:text-properties fo:font-weight="normal" officeooo:rsid="003698e0" style:font-weight-asian="normal" style:font-weight-complex="normal"/>
    </style:style>
    <style:style style:name="T33" style:family="text">
      <style:text-properties fo:font-weight="normal" officeooo:rsid="00373095" style:font-weight-asian="normal" style:font-weight-complex="normal"/>
    </style:style>
    <style:style style:name="T34" style:family="text">
      <style:text-properties fo:font-weight="normal" officeooo:rsid="00390eda" style:font-weight-asian="normal" style:font-weight-complex="normal"/>
    </style:style>
    <style:style style:name="T35" style:family="text">
      <style:text-properties fo:font-weight="normal" officeooo:rsid="003cbac8" style:font-weight-asian="normal" style:font-weight-complex="normal"/>
    </style:style>
    <style:style style:name="T36" style:family="text">
      <style:text-properties fo:font-weight="normal" officeooo:rsid="0041b766" style:font-weight-asian="normal" style:font-weight-complex="normal"/>
    </style:style>
    <style:style style:name="T37" style:family="text">
      <style:text-properties officeooo:rsid="00219dff"/>
    </style:style>
    <style:style style:name="T38" style:family="text">
      <style:text-properties officeooo:rsid="0045b57d"/>
    </style:style>
    <style:style style:name="T39" style:family="text">
      <style:text-properties officeooo:rsid="002ff0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hoix d’implémentation</text:p>
      <text:p text:style-name="P2"/>
      <text:p text:style-name="P18">Entrée/sortie</text:p>
      <text:p text:style-name="P23"><text:span text:style-name="T12">On propose à l’utilisateur une série d’appel système : <text:s/></text:span><text:span text:style-name="T16">putChar, putInt, putString, getChar, getInt, getString.</text:span></text:p>
      <text:p text:style-name="P21"><text:span text:style-name="T17">Chacun de ces appels système </text:span><text:span text:style-name="T18">prépare</text:span><text:span text:style-name="T17"> </text:span><text:span text:style-name="T12">une exception </text:span><text:span text:style-name="T18">qui sera levée ultérieurement.</text:span><text:span text:style-name="T12"> </text:span><text:span text:style-name="T18">Quand l’exception est attrapée, une fonction particulière pour l’exception s’exécute. Nous l’appelerons fonction-exception. Cette fonction appel</text:span><text:span text:style-name="T19">le</text:span><text:span text:style-name="T18"> alors une</text:span><text:span text:style-name="T12"> fonction noyau </text:span><text:span text:style-name="T18">qui réalisera l’action voulue au niveau noyau.</text:span></text:p>
      <text:p text:style-name="P21"><text:span text:style-name="T12">Le registre 4 contient les paramètres d’entrée </text:span><text:span text:style-name="T18">des fonctions-exceptions associées aux appels</text:span><text:span text:style-name="T12"> putChat </text:span><text:span text:style-name="T19">et</text:span><text:span text:style-name="T12"> putInt.</text:span></text:p>
      <text:p text:style-name="P22"><text:span text:style-name="T12">Les </text:span><text:span text:style-name="T18">fonctions-</text:span><text:span text:style-name="T15">exceptions associées à getChar et getInt </text:span><text:span text:style-name="T19">récupèrent la valeur de retour grâce à l’appel des fonctions noyaux puis </text:span><text:span text:style-name="T15">place le résultat de l’appel dans le registre 2.</text:span></text:p>
      <text:p text:style-name="P3">Les fonctions-exceptions associées à putString et getString vont directement lire et écrire en mémoire. Elles récupèrent les adresses des paramètres au lieu des paramètres.</text:p>
      <text:p text:style-name="P3">Pour cela on utilise 2 fonctions :</text:p>
      <text:p text:style-name="P26"><text:span text:style-name="T4">copyStringFromMachin</text:span><text:span text:style-name="T5">e </text:span><text:span text:style-name="T13">: R</text:span><text:span text:style-name="T14">écupère</text:span><text:span text:style-name="T13"> la chaine de caractère qui se trouve à l’adresse qui lui est donnée en paramètre.</text:span></text:p>
      <text:p text:style-name="P26"><text:span text:style-name="T4">writeStringToMachine</text:span><text:span text:style-name="T5"> </text:span><text:span text:style-name="T13">: Ecrit la chaine de caractère à l’adresse qui lui est donnée en paramètre.</text:span></text:p>
      <text:p text:style-name="P10">Pour satisfaire le multithreading, nous décidons de synchroniser les entrées/sorties. Nous ajoutons donc 2 sémaphores, un pour la lecture, un pour l’écriture.</text:p>
      <text:p text:style-name="P10"/>
      <text:p text:style-name="P24"><text:span text:style-name="T22">Multithreading</text:span></text:p>
      <text:p text:style-name="P25"><text:span text:style-name="T19">D</text:span><text:span text:style-name="T12">ans cette étape nous ajoutons les appels systèmes permettant de gérer des thread</text:span><text:span text:style-name="T21">s</text:span><text:span text:style-name="T12"> : <text:s/></text:span><text:span text:style-name="T6">UserThreadCreate, UserThreadExit, UserThreadJoin.</text:span></text:p>
      <text:p text:style-name="P11">Sur le même schéma que précédemment, chacun de ces appels va générer une exception qui appelera alors les fonctions noyaux : </text:p>
      <text:p text:style-name="P4"><text:span text:style-name="T7">do_</text:span><text:span text:style-name="T6">UserThreadCreate : </text:span><text:span text:style-name="T25">Créer un thread qui excécutera une certaine fonction f avec l’argument arg.</text:span></text:p>
      <text:p text:style-name="P4"><text:span text:style-name="T8">d</text:span><text:span text:style-name="T7">o_</text:span><text:span text:style-name="T6">UserThreadExit : </text:span><text:span text:style-name="T25">Détruit</text:span><text:span text:style-name="T30"> un thread</text:span></text:p>
      <text:p text:style-name="P4"><text:span text:style-name="T7">do_</text:span><text:span text:style-name="T6">UserThreadJoin: </text:span><text:span text:style-name="T25">Attend la terminaison d’</text:span><text:span text:style-name="T30">un thread</text:span></text:p>
      <text:p text:style-name="P12"/>
      <text:p text:style-name="P14"><text:soft-page-break/>Pour l’implémentation des threads nous faisons les choix suivants : <text:s/></text:p>
      <text:p text:style-name="P15">Pour le bon fonctionnement de threadJoin, on associe à chaque thread un identifiant unique qui est renvoyé à l’utilisateur à la création du thread.</text:p>
      <text:p text:style-name="P15">Afin de conserver une trace de tous les threads qui tournent sur le même processus, on place une liste de thread dans addrSpace (vu qu’un espace d’adressage est associé à un processus)</text:p>
      <text:p text:style-name="P8"><text:span text:style-name="T29">Tous les threads d’un même processus partagent le même espace d’adressage. Lors de sa création un thread prend l’espace d’adressage du thread appelant. </text:span><text:span text:style-name="T33">Cependant chacun des threads doit avoir sa propre pile. Il faut donc réserver une partie de l’espace d’adressage pour que chacun des threads puisse y placer sa pile. </text:span></text:p>
      <text:p text:style-name="P16">Nous avons alors besoin d’un entier (compris entre 0 et le nombre de max de threads par processus) propre à chacun des threads pour décaler sa pile. Cet entier devient un attribut de la classe thread. Il est donné grâce à une bitmap propre à chaque espace adressage. </text:p>
      <text:p text:style-name="P9"><text:span text:style-name="T29">La fonction </text:span><text:span text:style-name="T11">do_</text:span><text:span text:style-name="T10">UserThreadCreate </text:span><text:span text:style-name="T33">p</text:span><text:span text:style-name="T29">ermet d’insérer le thread créé dans l’ordonnanceur avec comme fonction principale </text:span><text:span text:style-name="T9">Start</text:span><text:span text:style-name="T10">UserThread </text:span><text:span text:style-name="T29">qui prend comme argument le pointeur sur la fonction f (celle que le thread utilisateur doit exécuter). Il n’y a donc pas de place pour passer l’argument de la fonction f. Nous ajoutons donc un attribut argUser dans thread pour enregistrer l’argument passé par l’utilisateur. </text:span></text:p>
      <text:p text:style-name="P14">Grâce à la bitmap nous pouvons également savoir si le nombre maximum de thread pour un processus est atteint. Si ce cas se présente, le thread n’est pas créé, un message d’avertissement pour l’utilisateur est envoyé.</text:p>
      <text:p text:style-name="P9"><text:span text:style-name="T29">C’est donc la fonction <text:s/></text:span><text:span text:style-name="T9">Start</text:span><text:span text:style-name="T10">UserThread </text:span><text:span text:style-name="T29">qui executera la </text:span><text:span text:style-name="T34">fonction</text:span><text:span text:style-name="T29"> f avec l’argument arg </text:span><text:span text:style-name="T34">présent en tant qu’attribut </text:span><text:span text:style-name="T36">du</text:span><text:span text:style-name="T34"> thread.</text:span></text:p>
      <text:p text:style-name="P17"/>
      <text:p text:style-name="P5"><text:span text:style-name="T28">Pour résumé : q</text:span><text:span text:style-name="T26">uand un thread </text:span><text:span text:style-name="T27">utilisateur</text:span><text:span text:style-name="T26"> est créé</text:span><text:span text:style-name="T29"> :</text:span></text:p>
      <text:p text:style-name="P5"><text:span text:style-name="T31">- </text:span><text:span text:style-name="T35">U</text:span><text:span text:style-name="T29">n ID unique </text:span><text:span text:style-name="T35">lui est attribué.</text:span></text:p>
      <text:p text:style-name="P6"><text:span text:style-name="T32">- </text:span><text:span text:style-name="T35">L’</text:span><text:span text:style-name="T32">argument de la fonction qu’il va exécuter </text:span><text:span text:style-name="T35">est sauvegardé.</text:span></text:p>
      <text:p text:style-name="P5"><text:span text:style-name="T31">- </text:span><text:span text:style-name="T35">Son espace d’adressage devient celui </text:span><text:span text:style-name="T31">du thread appelant.</text:span></text:p>
      <text:p text:style-name="P5"><text:span text:style-name="T31">- </text:span><text:span text:style-name="T35">Il est ajouté</text:span><text:span text:style-name="T31"> à la liste de</text:span><text:span text:style-name="T32">s</text:span><text:span text:style-name="T31"> thread</text:span><text:span text:style-name="T32">s</text:span><text:span text:style-name="T31"> de </text:span><text:span text:style-name="T35">son</text:span><text:span text:style-name="T31"> espace d’adressage.</text:span></text:p>
      <text:p text:style-name="P5"><text:span text:style-name="T31">- </text:span><text:span text:style-name="T35">La place pour</text:span><text:span text:style-name="T31"> sa pile </text:span><text:span text:style-name="T35">est résérvée</text:span><text:span text:style-name="T31">.</text:span></text:p>
      <text:p text:style-name="P7"><text:span text:style-name="T29">- </text:span><text:span text:style-name="T35">L</text:span><text:span text:style-name="T29">e thread </text:span><text:span text:style-name="T35">est placé </text:span><text:span text:style-name="T32">dans l’ordonnanceur.</text:span></text:p>
      <text:p text:style-name="P13"/>
      <text:p text:style-name="P19"/>
      <text:p text:style-name="P20"><text:soft-page-break/>La fonction <text:span text:style-name="T37">threadJoin </text:span>doit attendre la fin d'exécution d’un thread particulier. Nous décidons donc d’utiliser une liste de sémaphores pour matérialiser les attentes entre les threads.</text:p>
      <text:p text:style-name="P20">Nous avons donc besoin d’une structure composé du numéro unique de thread et de son sémaphore associé. C’est cette structure qui sera placée dans la liste. Comme plusieurs threads vont accéder à cette liste, chacun de ces accès sont placé dans une section critique.</text:p>
      <text:p text:style-name="P27">Ce mécanisme est implémanté dans la classe synchListThread</text:p>
      <text:p text:style-name="P28"/>
      <text:p text:style-name="Standard"><text:span text:style-name="T24">Mémoire virtuel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u_20_de_20_cadre" style:display-name="Contenu de cadre"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n-tête_20_Car1" style:display-name="En-tête Car1" style:family="text" style:parent-style-name="Default_20_Paragraph_20_Font"/>
    <style:style style:name="Pied_20_de_20_page_20_Car1" style:display-name="Pied de page Car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MT1" style:family="text">
      <style:text-properties style:font-name="Calibri Light" officeooo:rsid="00178afe"/>
    </style:style>
    <style:style style:name="MT2" style:family="text">
      <style:text-properties style:font-name="Calibri Light"/>
    </style:style>
    <style:style style:name="MT3" style:family="text">
      <style:text-properties officeooo:rsid="00178af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NachOS / Design choices</text:span><text:span text:style-name="MT2"><text:tab/>Page </text:span><text:span text:style-name="MT2"><text:page-number text:select-page="current">3</text:page-number></text:span><text:tab/><text:span text:style-name="MT3">Groupe F</text:span></text:p>
        <text:p text:style-name="Pied_20_de_20_page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ntin AULAGNIER</meta:initial-creator>
    <meta:editing-cycles>49</meta:editing-cycles>
    <meta:creation-date>2017-02-22T13:23:00</meta:creation-date>
    <dc:date>2017-12-22T10:33:27.980506540</dc:date>
    <dc:language>fr-FR</dc:language>
    <meta:editing-duration>PT5H17M35S</meta:editing-duration>
    <meta:generator>LibreOffice/5.1.6.2$Linux_X86_64 LibreOffice_project/10m0$Build-2</meta:generator>
    <meta:document-statistic meta:table-count="0" meta:image-count="0" meta:object-count="0" meta:page-count="3" meta:paragraph-count="37" meta:word-count="682" meta:character-count="4411" meta:non-whitespace-character-count="37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